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ítulo_20_Seção">
      <style:text-properties officeooo:paragraph-rsid="028da779"/>
    </style:style>
    <style:style style:name="P2" style:family="paragraph" style:parent-style-name="Autor_20_Cabeçalho">
      <style:text-properties fo:font-style="normal" officeooo:paragraph-rsid="02660fa1" style:font-style-asian="normal" style:font-style-complex="normal"/>
    </style:style>
    <style:style style:name="P3" style:family="paragraph" style:parent-style-name="Pré-título">
      <style:paragraph-properties fo:text-align="start" style:justify-single-word="false"/>
      <style:text-properties officeooo:paragraph-rsid="02742469"/>
    </style:style>
    <style:style style:name="P4" style:family="paragraph" style:parent-style-name="Título_20_do_20_relatório">
      <style:text-properties fo:font-variant="small-caps" fo:color="#ffffff" style:font-name="CMU Serif2" fo:font-size="16pt" fo:font-style="normal" fo:font-weight="bold" officeooo:rsid="034a7d4e" officeooo:paragraph-rsid="034a7d4e" fo:background-color="transparent" style:font-size-asian="16pt" style:font-size-complex="16pt"/>
    </style:style>
    <style:style style:name="P5" style:family="paragraph" style:parent-style-name="Text_20_body">
      <style:text-properties fo:color="#000000" style:font-name="CMU Serif1" fo:font-style="normal" style:text-underline-style="none" fo:font-weight="normal" officeooo:rsid="036a89b0" officeooo:paragraph-rsid="036a89b0" fo:background-color="transparent" style:font-style-asian="normal" style:font-weight-asian="normal" style:font-style-complex="normal" style:font-weight-complex="normal"/>
    </style:style>
    <style:style style:name="P6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34e3ec7"/>
    </style:style>
    <style:style style:name="P7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35439ab"/>
    </style:style>
    <style:style style:name="P8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357a7e3"/>
    </style:style>
    <style:style style:name="P9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35d9b8f"/>
    </style:style>
    <style:style style:name="P10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3658104"/>
    </style:style>
    <style:style style:name="P11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rsid="034c9b64" officeooo:paragraph-rsid="034c9b64"/>
    </style:style>
    <style:style style:name="P12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font-weight="bold" officeooo:rsid="034c9b64" officeooo:paragraph-rsid="034c9b64" style:font-weight-asian="bold" style:font-weight-complex="bold"/>
    </style:style>
    <style:style style:name="P13" style:family="paragraph" style:parent-style-name="Título_20_no_20_corpo" style:master-page-name="">
      <loext:graphic-properties draw:fill="none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keep-with-next="always">
        <style:tab-stops/>
      </style:paragraph-properties>
    </style:style>
    <style:style style:name="P14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color="#000000" style:font-name="CMU Serif1" fo:font-style="normal" fo:font-weight="normal" officeooo:rsid="034c9b64" officeooo:paragraph-rsid="034c9b64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color="#000000" style:font-name="CMU Serif1" fo:font-style="normal" fo:font-weight="normal" officeooo:rsid="0358ecc5" officeooo:paragraph-rsid="0358ecc5" fo:background-color="transparent" style:font-style-asian="normal" style:font-weight-asian="normal" style:font-style-complex="normal" style:font-weight-complex="normal"/>
    </style:style>
    <style:style style:name="P16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color="#000000" style:font-name="CMU Serif1" fo:font-style="normal" fo:font-weight="normal" officeooo:rsid="034cbfe8" officeooo:paragraph-rsid="034cbfe8" fo:background-color="transparent" style:font-style-asian="normal" style:font-weight-asian="normal" style:font-style-complex="normal" style:font-weight-complex="normal"/>
    </style:style>
    <style:style style:name="P17" style:family="paragraph" style:parent-style-name="Text_20_body">
      <loext:graphic-properties draw:fill="none"/>
      <style:paragraph-properties fo:margin-left="0.499cm" fo:margin-right="0.499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color="#000000" style:font-name="CMU Serif1" fo:font-style="normal" fo:font-weight="normal" officeooo:rsid="035aa619" officeooo:paragraph-rsid="035aa619" fo:background-color="transparent" style:font-style-asian="normal" style:font-weight-asian="normal" style:font-style-complex="normal" style:font-weight-complex="normal"/>
    </style:style>
    <style:style style:name="P18" style:family="paragraph" style:parent-style-name="Text_20_body" style:list-style-name="L1">
      <style:text-properties officeooo:paragraph-rsid="036ae7ba"/>
    </style:style>
    <style:style style:name="P19" style:family="paragraph" style:parent-style-name="Text_20_body" style:list-style-name="L1">
      <style:text-properties officeooo:paragraph-rsid="036c6bac"/>
    </style:style>
    <style:style style:name="P20" style:family="paragraph" style:parent-style-name="Text_20_body" style:list-style-name="L1">
      <style:text-properties officeooo:paragraph-rsid="03700b1e"/>
    </style:style>
    <style:style style:name="P21" style:family="paragraph" style:parent-style-name="Text_20_body" style:list-style-name="L1">
      <style:text-properties fo:color="#000000" style:font-name="CMU Serif1" fo:font-style="normal" style:text-underline-style="none" fo:font-weight="normal" officeooo:rsid="036ea2a9" officeooo:paragraph-rsid="036ea2a9" fo:background-color="transparent" style:font-style-asian="normal" style:font-weight-asian="normal" style:font-style-complex="normal" style:font-weight-complex="normal"/>
    </style:style>
    <style:style style:name="P22" style:family="paragraph" style:parent-style-name="Text_20_body" style:list-style-name="L2">
      <style:text-properties fo:color="#000000" style:font-name="CMU Serif1" fo:font-style="normal" style:text-underline-style="none" fo:font-weight="normal" officeooo:rsid="0372ce2e" officeooo:paragraph-rsid="0372ce2e" fo:background-color="transparent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">
      <style:text-properties officeooo:rsid="0372ce2e" officeooo:paragraph-rsid="0372ce2e"/>
    </style:style>
    <style:style style:name="P24" style:family="paragraph" style:parent-style-name="Text_20_body" style:list-style-name="L2">
      <style:text-properties officeooo:rsid="0372ce2e" officeooo:paragraph-rsid="0372ce2e"/>
    </style:style>
    <style:style style:name="P25" style:family="paragraph" style:parent-style-name="Text_20_body" style:list-style-name="L2">
      <style:text-properties officeooo:paragraph-rsid="0372ce2e"/>
    </style:style>
    <style:style style:name="P26" style:family="paragraph" style:parent-style-name="Text_20_body" style:list-style-name="L2">
      <style:text-properties officeooo:paragraph-rsid="03730852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style:font-name="CMU Serif2" fo:font-size="12pt" fo:font-weight="bold" officeooo:rsid="034a7d4e" fo:background-color="transparent" loext:char-shading-value="0"/>
    </style:style>
    <style:style style:name="T3" style:family="text">
      <style:text-properties fo:font-variant="small-caps" fo:color="#000000" style:font-name="CMU Serif2" fo:font-size="12pt" fo:font-weight="bold" officeooo:rsid="036907aa" fo:background-color="transparent" loext:char-shading-value="0"/>
    </style:style>
    <style:style style:name="T4" style:family="text">
      <style:text-properties fo:font-variant="small-caps" fo:color="#666666" style:text-position="0% 100%" style:font-name="CMU Serif3" fo:font-size="10.5pt" fo:font-style="normal" fo:font-weight="bold" officeooo:rsid="028da779" fo:background-color="transparent" loext:char-shading-value="0" style:font-size-asian="10.5pt" style:font-weight-asian="bold" style:font-size-complex="10.5pt" style:font-weight-complex="bold"/>
    </style:style>
    <style:style style:name="T5" style:family="text">
      <style:text-properties fo:font-variant="small-caps" fo:color="#ffffff" style:font-name="CMU Serif1" fo:font-size="12pt" fo:font-style="normal" fo:font-weight="normal" officeooo:rsid="02742469" fo:background-color="transparent" loext:char-shading-value="0"/>
    </style:style>
    <style:style style:name="T6" style:family="text">
      <style:text-properties fo:font-variant="small-caps" fo:color="#ffffff" style:font-name="CMU Serif1" fo:font-size="12pt" fo:font-style="normal" fo:font-weight="normal" officeooo:rsid="02b8c0c7" fo:background-color="transparent" loext:char-shading-value="0"/>
    </style:style>
    <style:style style:name="T7" style:family="text">
      <style:text-properties fo:font-variant="small-caps" fo:color="#ffffff" style:font-name="CMU Serif1" fo:font-size="12pt" fo:font-style="normal" fo:font-weight="normal" officeooo:rsid="034a7d4e" fo:background-color="transparent" loext:char-shading-value="0"/>
    </style:style>
    <style:style style:name="T8" style:family="text">
      <style:text-properties fo:color="#000000" style:font-name="CMU Serif1" fo:font-style="normal" fo:font-weight="normal" officeooo:rsid="034efaa3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color="#000000" style:font-name="CMU Serif1" fo:font-style="normal" fo:font-weight="normal" officeooo:rsid="034e3ec7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000000" style:font-name="CMU Serif1" fo:font-style="normal" fo:font-weight="normal" officeooo:rsid="034fa73c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fo:color="#000000" style:font-name="CMU Serif1" fo:font-style="normal" fo:font-weight="normal" officeooo:rsid="034fab4f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000000" style:font-name="CMU Serif1" fo:font-style="normal" fo:font-weight="normal" officeooo:rsid="03504135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color="#000000" style:font-name="CMU Serif1" fo:font-style="normal" fo:font-weight="normal" officeooo:rsid="03517c31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color="#000000" style:font-name="CMU Serif1" fo:font-style="normal" fo:font-weight="normal" officeooo:rsid="03527fb6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color="#000000" style:font-name="CMU Serif1" fo:font-style="normal" fo:font-weight="normal" officeooo:rsid="035439ab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fo:color="#000000" style:font-name="CMU Serif1" fo:font-style="normal" fo:font-weight="normal" officeooo:rsid="03560a8a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color="#000000" style:font-name="CMU Serif1" fo:font-style="normal" fo:font-weight="normal" officeooo:rsid="0357a7e3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000000" style:font-name="CMU Serif1" fo:font-style="normal" fo:font-weight="normal" officeooo:rsid="0358ecc5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color="#000000" style:font-name="CMU Serif1" fo:font-style="normal" fo:font-weight="normal" officeooo:rsid="035d9b8f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fo:color="#000000" style:font-name="CMU Serif1" fo:font-style="normal" fo:font-weight="normal" officeooo:rsid="036508ff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fo:color="#000000" style:font-name="CMU Serif1" fo:font-style="normal" fo:font-weight="normal" officeooo:rsid="03651e93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fo:color="#000000" style:font-name="CMU Serif1" fo:font-style="normal" fo:font-weight="normal" officeooo:rsid="03658104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color="#000000" style:font-name="CMU Serif1" fo:font-style="normal" fo:font-weight="normal" officeooo:rsid="03659a93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color="#000000" style:font-name="CMU Serif1" fo:font-style="normal" fo:font-weight="normal" officeooo:rsid="03662dc7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color="#000000" style:font-name="CMU Serif1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color="#000000" style:font-name="CMU Serif1" fo:font-style="normal" style:text-underline-style="none" fo:font-weight="normal" officeooo:rsid="0345e634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color="#000000" style:font-name="CMU Serif1" fo:font-style="normal" style:text-underline-style="none" fo:font-weight="normal" officeooo:rsid="0347d300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color="#000000" style:font-name="CMU Serif1" fo:font-style="normal" style:text-underline-style="none" fo:font-weight="normal" officeooo:rsid="036ae7ba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color="#000000" style:font-name="CMU Serif1" fo:font-style="normal" style:text-underline-style="none" fo:font-weight="normal" officeooo:rsid="036c6bac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color="#000000" style:font-name="CMU Serif1" fo:font-style="normal" style:text-underline-style="none" fo:font-weight="normal" officeooo:rsid="036ea2a9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000000" style:font-name="CMU Serif1" fo:font-style="normal" style:text-underline-style="none" fo:font-weight="normal" officeooo:rsid="037102bb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000000" style:font-name="CMU Serif1" fo:font-style="normal" style:text-underline-style="none" fo:font-weight="normal" officeooo:rsid="03700b1e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color="#000000" style:font-name="CMU Serif1" fo:font-style="normal" style:text-underline-style="none" fo:font-weight="normal" officeooo:rsid="0372ce2e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000000" style:font-name="CMU Serif1" fo:font-style="normal" style:text-underline-style="none" fo:font-weight="normal" officeooo:rsid="03730852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fo:color="#000000" style:font-name="CMU Serif1" fo:font-style="normal" style:text-underline-style="none" fo:font-weight="normal" officeooo:rsid="037333a3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fo:color="#000000" style:font-name="CMU Serif1" fo:font-style="normal" style:text-underline-style="none" fo:font-weight="bold" officeooo:rsid="0345e634" fo:background-color="transparent" loext:char-shading-value="0" style:font-style-asian="normal" style:font-weight-asian="bold" style:font-style-complex="normal" style:font-weight-complex="bold"/>
    </style:style>
    <style:style style:name="T37" style:family="text">
      <style:text-properties fo:color="#000000" style:font-name="CMU Serif1" fo:font-style="normal" officeooo:rsid="033bc50f" fo:background-color="transparent" loext:char-shading-value="0" style:font-style-asian="normal" style:font-style-complex="normal"/>
    </style:style>
    <style:style style:name="T38" style:family="text">
      <style:text-properties fo:color="#000000" style:font-name="CMU Serif1" fo:font-style="normal" officeooo:rsid="034fa73c" fo:background-color="transparent" loext:char-shading-value="0" style:font-style-asian="normal" style:font-style-complex="normal"/>
    </style:style>
    <style:style style:name="T39" style:family="text">
      <style:text-properties fo:font-weight="bold" officeooo:rsid="0211de9e" fo:background-color="transparent" loext:char-shading-value="0" style:font-size-asian="10.5pt" style:font-weight-asian="bold" style:font-size-complex="10.5pt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36ae7ba" style:font-weight-asian="bold" style:font-weight-complex="bold"/>
    </style:style>
    <style:style style:name="T42" style:family="text">
      <style:text-properties fo:font-weight="bold" officeooo:rsid="036c6bac" style:font-weight-asian="bold" style:font-weight-complex="bold"/>
    </style:style>
    <style:style style:name="T43" style:family="text">
      <style:text-properties officeooo:rsid="036ae7ba"/>
    </style:style>
    <style:style style:name="T44" style:family="text">
      <style:text-properties officeooo:rsid="03730852"/>
    </style:style>
    <style:style style:name="T45" style:family="text">
      <style:text-properties officeooo:rsid="037333a3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REO </text:span><text:span text:style-name="T7">5</text:span><text:span text:style-name="T5"> – </text:span><text:span text:style-name="T6">Processos de Software</text:span></text:p>
      <text:p text:style-name="P4">Treinando Conceitos de Medição</text:p>
      <text:p text:style-name="P2">Pedro Antônio de Souza <text:span text:style-name="T1">(</text:span>201810557<text:span text:style-name="T1">)</text:span></text:p>
      <text:p text:style-name="Autor_20_Cabeçalho"/>
      <text:p text:style-name="P1"><text:span text:style-name="Numeração_20_de_20_questão"><text:span text:style-name="T39">1. </text:span></text:span><text:span text:style-name="T2">Glossário e conceitos chaves do processo de Medição</text:span></text:p>
      <text:p text:style-name="P13"><text:span text:style-name="T37">Critério</text:span><text:span text:style-name="T38">s</text:span><text:span text:style-name="T37"> de decisão</text:span></text:p>
      <text:p text:style-name="P6"><text:span text:style-name="T10">Critérios de decisão s</text:span><text:span text:style-name="T8">ão</text:span><text:span text:style-name="T9"> </text:span><text:span text:style-name="T10">parâmetros definidos a partir de valores limites </text:span><text:span text:style-name="T13">de um ou mais indicadores</text:span><text:span text:style-name="T10"> para avaliar e </text:span><text:span text:style-name="T11">determinar a necessidade de uma ação ou investigação mais detalhada</text:span><text:span text:style-name="T10"> </text:span><text:span text:style-name="T12">dos resultados das medições.</text:span></text:p>
      <text:p text:style-name="P11"/>
      <text:p text:style-name="P13">Indicador</text:p>
      <text:p text:style-name="P7"><text:span text:style-name="T13">Um indicador é uma medida</text:span><text:span text:style-name="T15"> –</text:span><text:span text:style-name="T13"> calculada </text:span><text:span text:style-name="T14">utilizando</text:span><text:span text:style-name="T13"> medidas derivadas e básicas</text:span><text:span text:style-name="T15"> –</text:span><text:span text:style-name="T13"> </text:span><text:span text:style-name="T15">que serve como base para análises e tomadas de decisão quando associada </text:span><text:span text:style-name="T16">a um ou mais critérios de decisão.</text:span></text:p>
      <text:p text:style-name="P12"/>
      <text:p text:style-name="P13">Medida básica</text:p>
      <text:p text:style-name="P8"><text:span text:style-name="T17">Uma medida básica é uma medida </text:span><text:span text:style-name="T18">que pode ser obtida independentemente de outras medidas. </text:span></text:p>
      <text:p text:style-name="P14"/>
      <text:p text:style-name="P13">Medida derivada</text:p>
      <text:p text:style-name="P15">Uma medida derivada é calculada utilizando dois ou mais valores de medidas básicas ou derivadas.</text:p>
      <text:p text:style-name="P14"/>
      <text:p text:style-name="P13">Necessidades de informação</text:p>
      <text:p text:style-name="P9"><text:span text:style-name="T19">Uma necessidade de informação </text:span><text:span text:style-name="T20">é um questionamento que identifica, busca e justifica o uso da informação. </text:span><text:span text:style-name="T21">Dessa forma, uma necessidade de informação auxilia na definição de medidas e indicadores para auxiliar no processo de medição.</text:span></text:p>
      <text:p text:style-name="P14"/>
      <text:p text:style-name="P13"><text:soft-page-break/>Procedimento de Análise</text:p>
      <text:p text:style-name="P10"><text:span text:style-name="T22">Procedimento de Análise </text:span><text:span text:style-name="T23">é </text:span><text:span text:style-name="T24">o</text:span><text:span text:style-name="T22"> </text:span><text:span text:style-name="T24">processo de modelagem e avaliação dos resultados de medições com base objetivos de medição organizacionais estabelecidos. Para isso, o Procedimento de Análise também define os indicadores necessários para a avaliação.</text:span></text:p>
      <text:p text:style-name="P16"/>
      <text:p text:style-name="P13">Unidade de medida</text:p>
      <text:p text:style-name="P17">Uma unidade de medida é um padrão definido por convenção para descrever dimensões que torna possível a comparação, em termos de magnitude, entre toda medida de uma mesma unidade. </text:p>
      <text:p text:style-name="P1"><text:span text:style-name="Numeração_20_de_20_questão"><text:span text:style-name="T4">2. </text:span></text:span><text:span text:style-name="T3">Definição de um indicador que ajude a PROGRAD/UFLA</text:span></text:p>
      <text:p text:style-name="P5">O indicador sugerido é <text:span text:style-name="T43">a </text:span><text:span text:style-name="T41">média </text:span><text:span text:style-name="T42">aritmética</text:span><text:span text:style-name="T41"> do</text:span> <text:span text:style-name="T40">Coeficiente de Rendimento Acadêmico (CRA) </text:span><text:span text:style-name="T42">geral</text:span><text:span text:style-name="T40"> </text:span><text:span text:style-name="T41">dos alunos do curso</text:span>. Para esse indicador temos que:</text:p>
      <text:list xml:id="list1092069546" text:style-name="L1">
        <text:list-item>
          <text:p text:style-name="P18"><text:span text:style-name="T28">Sua fórmula de cálculo é a soma do CRA </text:span><text:span text:style-name="T29">geral </text:span><text:span text:style-name="T28">de todos os alunos do curso divi</text:span><text:span text:style-name="T29">do pela quantidade de alunos;</text:span></text:p>
        </text:list-item>
        <text:list-item>
          <text:p text:style-name="P19"><text:span text:style-name="T25">O CRA geral é uma medida </text:span><text:span text:style-name="T30">que deriva de duas medidas básicas: (1)</text:span><text:span text:style-name="T25"> notas e </text:span><text:span text:style-name="T30">(2) </text:span><text:span text:style-name="T25">quantidade de créditos cursados. Além disso, a quantidade de alunos também é uma medida básica utilizada no cálculo da média;</text:span></text:p>
        </text:list-item>
        <text:list-item>
          <text:p text:style-name="P21">A obtenção do CRA pode ser feita através do SIG, enquanto a quantidade de alunos pode ser obtida através da contagem de quantos CRAs foram coletados;</text:p>
        </text:list-item>
        <text:list-item>
          <text:p text:style-name="P20"><text:span text:style-name="T32">Os resultados do indicador podem ser mostrados em um gráfico de barra, no qual o eixo horizontal representa o</text:span><text:span text:style-name="T31">s semestres de coleta dos dados, enquanto o eixo vertical corresponde ao valor do indicador de fato;</text:span></text:p>
        </text:list-item>
        <text:list-item>
          <text:p text:style-name="P23"><text:span text:style-name="T31">O</text:span><text:span text:style-name="T25">s critérios de decisão são:</text:span></text:p>
        </text:list-item>
      </text:list>
      <text:list xml:id="list2383060209" text:style-name="L2">
        <text:list-item>
          <text:list>
            <text:list-item>
              <text:p text:style-name="P25"><text:span text:style-name="T33">Bom (se o indicador for maior </text:span><text:span text:style-name="T35">ou igual a</text:span><text:span text:style-name="T33"> 7</text:span><text:span text:style-name="T35">0</text:span><text:span text:style-name="T33">)</text:span></text:p>
              <text:list>
                <text:list-item>
                  <text:p text:style-name="P24"><text:span text:style-name="T33">N</text:span><text:span text:style-name="T25">esse caso, deve-se fomentar a continuidade do uso dos materiais e metodologias já utilizadas nas disciplinas.</text:span></text:p>
                </text:list-item>
              </text:list>
            </text:list-item>
            <text:list-item>
              <text:p text:style-name="P25"><text:span text:style-name="T33">Alerta (se o indicador for maior </text:span><text:span text:style-name="T35">ou igual a</text:span><text:span text:style-name="T33"> 60 e menor que </text:span><text:span text:style-name="T35">70</text:span><text:span text:style-name="T33">)</text:span></text:p>
              <text:list>
                <text:list-item>
                  <text:p text:style-name="P22"><text:soft-page-break/>Nessa situação, deve-se analisar com mais detalhes quais são as disciplinas <text:span text:style-name="T44">que os alunos possuem as notas mais baixas e, para essas disciplinas, apoiar mais projetos de monitoria.</text:span></text:p>
                </text:list-item>
              </text:list>
            </text:list-item>
            <text:list-item>
              <text:p text:style-name="P22">Ruim (se o indicador for menor que 60)</text:p>
              <text:list>
                <text:list-item>
                  <text:p text:style-name="P26"><text:span text:style-name="T34">Nesse cenário, deve-se detalhar ainda mais quais são as disciplinas e professores que os alunos possuem as menores notas. Posteriormente, deve-se analisar se esses professores estão lecionando disciplinas afins de suas áreas. Para as disciplinas com menores notas, rever o conteúdo e metodologia utilizadas no ensino-aprendizagem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Título_20_no_20_corpo" style:display-name="Título no corpo" style:family="paragraph" style:parent-style-name="Text_20_body" style:master-page-name="">
      <style:paragraph-properties fo:margin-left="0cm" fo:margin-right="0cm" fo:text-indent="0cm" style:auto-text-indent="false" style:page-number="auto" fo:keep-with-next="always"/>
      <style:text-properties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2-03-27T14:28:03.224969987</dc:date>
    <meta:editing-duration>PT2H37M20S</meta:editing-duration>
    <meta:editing-cycles>111</meta:editing-cycles>
    <meta:generator>LibreOffice/6.4.7.2$Linux_X86_64 LibreOffice_project/40$Build-2</meta:generator>
    <meta:document-statistic meta:table-count="0" meta:image-count="0" meta:object-count="0" meta:page-count="3" meta:paragraph-count="31" meta:word-count="519" meta:character-count="3176" meta:non-whitespace-character-count="2694"/>
  </office:meta>
</office:document-meta>
</file>